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35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4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5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8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7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8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0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1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2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0" style:family="table-cell" style:parent-style-name="Default" style:data-style-name="N1">
      <style:table-cell-properties fo:padding="0.71mm"/>
    </style:style>
    <style:style style:name="ce81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8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2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33" table:formula="of:=IF([.K4]&gt;=4.75;&quot;Tak&quot;;&quot;Nie&quot;)" office:value-type="string" office:string-value="Nie" calcext:value-type="string">
            <text:p>Nie</text:p>
          </table:table-cell>
          <table:table-cell table:style-name="ce35" table:formula="of:=IF(4.75&lt;=[.K4]&gt;=4.85;&quot;dyplom&quot;;IF(4.86&lt;=[.K4]&gt;=5;&quot;książka&quot;;IF([.K4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33" table:formula="of:=IF([.K5]&gt;=4.75;&quot;Tak&quot;;&quot;Nie&quot;)" office:value-type="string" office:string-value="Tak" calcext:value-type="string">
            <text:p>Tak</text:p>
          </table:table-cell>
          <table:table-cell table:style-name="ce35" table:formula="of:=IF(4.75&lt;=[.K5]&gt;=4.85;&quot;dyplom&quot;;IF(4.86&lt;=[.K5]&gt;=5;&quot;książka&quot;;IF([.K5]&gt;5;&quot;pióro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33" table:formula="of:=IF([.K6]&gt;=4.75;&quot;Tak&quot;;&quot;Nie&quot;)" office:value-type="string" office:string-value="Nie" calcext:value-type="string">
            <text:p>Nie</text:p>
          </table:table-cell>
          <table:table-cell table:style-name="ce35" table:formula="of:=IF(4.75&lt;=[.K6]&gt;=4.85;&quot;dyplom&quot;;IF(4.86&lt;=[.K6]&gt;=5;&quot;książka&quot;;IF([.K6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33" table:formula="of:=IF([.K7]&gt;=4.75;&quot;Tak&quot;;&quot;Nie&quot;)" office:value-type="string" office:string-value="Nie" calcext:value-type="string">
            <text:p>Nie</text:p>
          </table:table-cell>
          <table:table-cell table:style-name="ce35" table:formula="of:=IF(4.75&lt;=[.K7]&gt;=4.85;&quot;dyplom&quot;;IF(4.86&lt;=[.K7]&gt;=5;&quot;książka&quot;;IF([.K7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33" table:formula="of:=IF([.K8]&gt;=4.75;&quot;Tak&quot;;&quot;Nie&quot;)" office:value-type="string" office:string-value="Nie" calcext:value-type="string">
            <text:p>Nie</text:p>
          </table:table-cell>
          <table:table-cell table:style-name="ce35" table:formula="of:=IF(4.75&lt;=[.K8]&gt;=4.85;&quot;dyplom&quot;;IF(4.86&lt;=[.K8]&gt;=5;&quot;książka&quot;;IF([.K8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33" table:formula="of:=IF([.K9]&gt;=4.75;&quot;Tak&quot;;&quot;Nie&quot;)" office:value-type="string" office:string-value="Nie" calcext:value-type="string">
            <text:p>Nie</text:p>
          </table:table-cell>
          <table:table-cell table:style-name="ce35" table:formula="of:=IF(4.75&lt;=[.K9]&gt;=4.85;&quot;dyplom&quot;;IF(4.86&lt;=[.K9]&gt;=5;&quot;książka&quot;;IF([.K9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33" table:formula="of:=IF([.K10]&gt;=4.75;&quot;Tak&quot;;&quot;Nie&quot;)" office:value-type="string" office:string-value="Nie" calcext:value-type="string">
            <text:p>Nie</text:p>
          </table:table-cell>
          <table:table-cell table:style-name="ce35" table:formula="of:=IF(4.75&lt;=[.K10]&gt;=4.85;&quot;dyplom&quot;;IF(4.86&lt;=[.K10]&gt;=5;&quot;książka&quot;;IF([.K10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33" table:formula="of:=IF([.K11]&gt;=4.75;&quot;Tak&quot;;&quot;Nie&quot;)" office:value-type="string" office:string-value="Nie" calcext:value-type="string">
            <text:p>Nie</text:p>
          </table:table-cell>
          <table:table-cell table:style-name="ce35" table:formula="of:=IF(4.75&lt;=[.K11]&gt;=4.85;&quot;dyplom&quot;;IF(4.86&lt;=[.K11]&gt;=5;&quot;książka&quot;;IF([.K11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33" table:formula="of:=IF([.K12]&gt;=4.75;&quot;Tak&quot;;&quot;Nie&quot;)" office:value-type="string" office:string-value="Nie" calcext:value-type="string">
            <text:p>Nie</text:p>
          </table:table-cell>
          <table:table-cell table:style-name="ce35" table:formula="of:=IF(4.75&lt;=[.K12]&gt;=4.85;&quot;dyplom&quot;;IF(4.86&lt;=[.K12]&gt;=5;&quot;książka&quot;;IF([.K12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33" table:formula="of:=IF([.K13]&gt;=4.75;&quot;Tak&quot;;&quot;Nie&quot;)" office:value-type="string" office:string-value="Nie" calcext:value-type="string">
            <text:p>Nie</text:p>
          </table:table-cell>
          <table:table-cell table:style-name="ce35" table:formula="of:=IF(4.75&lt;=[.K13]&gt;=4.85;&quot;dyplom&quot;;IF(4.86&lt;=[.K13]&gt;=5;&quot;książka&quot;;IF([.K13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33" table:formula="of:=IF([.K14]&gt;=4.75;&quot;Tak&quot;;&quot;Nie&quot;)" office:value-type="string" office:string-value="Nie" calcext:value-type="string">
            <text:p>Nie</text:p>
          </table:table-cell>
          <table:table-cell table:style-name="ce35" table:formula="of:=IF(4.75&lt;=[.K14]&gt;=4.85;&quot;dyplom&quot;;IF(4.86&lt;=[.K14]&gt;=5;&quot;książka&quot;;IF([.K14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33" table:formula="of:=IF([.K15]&gt;=4.75;&quot;Tak&quot;;&quot;Nie&quot;)" office:value-type="string" office:string-value="Nie" calcext:value-type="string">
            <text:p>Nie</text:p>
          </table:table-cell>
          <table:table-cell table:style-name="ce35" table:formula="of:=IF(4.75&lt;=[.K15]&gt;=4.85;&quot;dyplom&quot;;IF(4.86&lt;=[.K15]&gt;=5;&quot;książka&quot;;IF([.K15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33" table:formula="of:=IF([.K16]&gt;=4.75;&quot;Tak&quot;;&quot;Nie&quot;)" office:value-type="string" office:string-value="Tak" calcext:value-type="string">
            <text:p>Tak</text:p>
          </table:table-cell>
          <table:table-cell table:style-name="ce35" table:formula="of:=IF(4.75&lt;=[.K16]&gt;=4.85;&quot;dyplom&quot;;IF(4.86&lt;=[.K16]&gt;=5;&quot;książka&quot;;IF([.K16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33" table:formula="of:=IF([.K17]&gt;=4.75;&quot;Tak&quot;;&quot;Nie&quot;)" office:value-type="string" office:string-value="Nie" calcext:value-type="string">
            <text:p>Nie</text:p>
          </table:table-cell>
          <table:table-cell table:style-name="ce35" table:formula="of:=IF(4.75&lt;=[.K17]&gt;=4.85;&quot;dyplom&quot;;IF(4.86&lt;=[.K17]&gt;=5;&quot;książka&quot;;IF([.K17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33" table:formula="of:=IF([.K18]&gt;=4.75;&quot;Tak&quot;;&quot;Nie&quot;)" office:value-type="string" office:string-value="Tak" calcext:value-type="string">
            <text:p>Tak</text:p>
          </table:table-cell>
          <table:table-cell table:style-name="ce35" table:formula="of:=IF(4.75&lt;=[.K18]&gt;=4.85;&quot;dyplom&quot;;IF(4.86&lt;=[.K18]&gt;=5;&quot;książka&quot;;IF([.K18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33" table:formula="of:=IF([.K19]&gt;=4.75;&quot;Tak&quot;;&quot;Nie&quot;)" office:value-type="string" office:string-value="Nie" calcext:value-type="string">
            <text:p>Nie</text:p>
          </table:table-cell>
          <table:table-cell table:style-name="ce35" table:formula="of:=IF(4.75&lt;=[.K19]&gt;=4.85;&quot;dyplom&quot;;IF(4.86&lt;=[.K19]&gt;=5;&quot;książka&quot;;IF([.K19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33" table:formula="of:=IF([.K20]&gt;=4.75;&quot;Tak&quot;;&quot;Nie&quot;)" office:value-type="string" office:string-value="Nie" calcext:value-type="string">
            <text:p>Nie</text:p>
          </table:table-cell>
          <table:table-cell table:style-name="ce35" table:formula="of:=IF(4.75&lt;=[.K20]&gt;=4.85;&quot;dyplom&quot;;IF(4.86&lt;=[.K20]&gt;=5;&quot;książka&quot;;IF([.K20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33" table:formula="of:=IF([.K21]&gt;=4.75;&quot;Tak&quot;;&quot;Nie&quot;)" office:value-type="string" office:string-value="Nie" calcext:value-type="string">
            <text:p>Nie</text:p>
          </table:table-cell>
          <table:table-cell table:style-name="ce35" table:formula="of:=IF(4.75&lt;=[.K21]&gt;=4.85;&quot;dyplom&quot;;IF(4.86&lt;=[.K21]&gt;=5;&quot;książka&quot;;IF([.K21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33" table:formula="of:=IF([.K22]&gt;=4.75;&quot;Tak&quot;;&quot;Nie&quot;)" office:value-type="string" office:string-value="Nie" calcext:value-type="string">
            <text:p>Nie</text:p>
          </table:table-cell>
          <table:table-cell table:style-name="ce35" table:formula="of:=IF(4.75&lt;=[.K22]&gt;=4.85;&quot;dyplom&quot;;IF(4.86&lt;=[.K22]&gt;=5;&quot;książka&quot;;IF([.K22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33" table:formula="of:=IF([.K23]&gt;=4.75;&quot;Tak&quot;;&quot;Nie&quot;)" office:value-type="string" office:string-value="Tak" calcext:value-type="string">
            <text:p>Tak</text:p>
          </table:table-cell>
          <table:table-cell table:style-name="ce35" table:formula="of:=IF(4.75&lt;=[.K23]&gt;=4.85;&quot;dyplom&quot;;IF(4.86&lt;=[.K23]&gt;=5;&quot;książka&quot;;IF([.K23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33" table:formula="of:=IF([.K24]&gt;=4.75;&quot;Tak&quot;;&quot;Nie&quot;)" office:value-type="string" office:string-value="Nie" calcext:value-type="string">
            <text:p>Nie</text:p>
          </table:table-cell>
          <table:table-cell table:style-name="ce35" table:formula="of:=IF(4.75&lt;=[.K24]&gt;=4.85;&quot;dyplom&quot;;IF(4.86&lt;=[.K24]&gt;=5;&quot;książka&quot;;IF([.K24]&gt;5;&quot;pióro&quot;)))" office:value-type="boolean" office:boolean-value="false" calcext:value-type="boolean">
            <text:p>FAŁSZ</text:p>
          </table:table-cell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33" table:formula="of:=IF([.K25]&gt;=4.75;&quot;Tak&quot;;&quot;Nie&quot;)" office:value-type="string" office:string-value="Nie" calcext:value-type="string">
            <text:p>Nie</text:p>
          </table:table-cell>
          <table:table-cell table:style-name="ce36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AVERAGE(AVERAGE([.K4:.K25]))" office:value-type="float" office:value="3.67261904761905" calcext:value-type="float">
            <text:p>3,67</text:p>
          </table:table-cell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4" office:value-type="string" calcext:value-type="string">
            <text:p>niedo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4" office:value-type="string" calcext:value-type="string">
            <text:p>norm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4" office:value-type="string" calcext:value-type="string">
            <text:p>nad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5" office:value-type="string" calcext:value-type="string">
            <text:p>otyłość</text:p>
          </table:table-cell>
          <table:table-cell table:style-name="ce5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6" office:value-type="string" calcext:value-type="string">
            <text:p>wzrost</text:p>
          </table:table-cell>
          <table:table-cell table:style-name="ce46" office:value-type="string" calcext:value-type="string">
            <text:p>BMI</text:p>
          </table:table-cell>
          <table:table-cell table:style-name="ce53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7" office:value-type="float" office:value="1.65" calcext:value-type="float">
            <text:p>1,65</text:p>
          </table:table-cell>
          <table:table-cell table:style-name="ce52" table:formula="of:=[.B10]/([.C10]*2)" office:value-type="float" office:value="19.6969696969697" calcext:value-type="float">
            <text:p>19,7</text:p>
          </table:table-cell>
          <table:table-cell table:style-name="ce54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1.91" calcext:value-type="float">
            <text:p>1,91</text:p>
          </table:table-cell>
          <table:table-cell table:style-name="ce52" table:formula="of:=[.B11]/([.C11]*2)" office:value-type="float" office:value="25.130890052356" calcext:value-type="float">
            <text:p>25,1</text:p>
          </table:table-cell>
          <table:table-cell table:style-name="ce54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7" office:value-type="float" office:value="1.7" calcext:value-type="float">
            <text:p>1,7</text:p>
          </table:table-cell>
          <table:table-cell table:style-name="ce52" table:formula="of:=[.B12]/([.C12]*2)" office:value-type="float" office:value="25.8823529411765" calcext:value-type="float">
            <text:p>25,9</text:p>
          </table:table-cell>
          <table:table-cell table:style-name="ce54" table:formula="of:=IF([.D12]&lt;18.5;&quot;Niedowaga&quot;;IF([.D12]&lt;25;&quot;Norma&quot;;IF([.D12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8" office:value-type="float" office:value="1.8" calcext:value-type="float">
            <text:p>1,8</text:p>
          </table:table-cell>
          <table:table-cell table:style-name="ce52" table:formula="of:=[.B13]/([.C13]*2)" office:value-type="float" office:value="16.3888888888889" calcext:value-type="float">
            <text:p>16,4</text:p>
          </table:table-cell>
          <table:table-cell table:style-name="ce54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1.75" calcext:value-type="float">
            <text:p>1,75</text:p>
          </table:table-cell>
          <table:table-cell table:style-name="ce52" table:formula="of:=[.B14]/([.C14]*2)" office:value-type="float" office:value="18.5714285714286" calcext:value-type="float">
            <text:p>18,6</text:p>
          </table:table-cell>
          <table:table-cell table:style-name="ce54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8" office:value-type="string" calcext:value-type="string">
            <text:p>Dom wypoczynkowy "Na Górce"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Lp.</text:p>
          </table:table-cell>
          <table:table-cell table:style-name="ce55" office:value-type="string" calcext:value-type="string">
            <text:p>Nazwisko</text:p>
          </table:table-cell>
          <table:table-cell table:style-name="ce65" office:value-type="string" calcext:value-type="string">
            <text:p>Data przyjazdu</text:p>
          </table:table-cell>
          <table:table-cell table:style-name="ce65" office:value-type="string" calcext:value-type="string">
            <text:p>Data wyjazdu</text:p>
          </table:table-cell>
          <table:table-cell table:style-name="ce65" office:value-type="string" calcext:value-type="string">
            <text:p>Ile osób</text:p>
          </table:table-cell>
          <table:table-cell table:style-name="ce65" office:value-type="string" calcext:value-type="string">
            <text:p>Posiłki</text:p>
          </table:table-cell>
          <table:table-cell table:style-name="ce65" office:value-type="string" calcext:value-type="string">
            <text:p>Długość pobytu</text:p>
          </table:table-cell>
          <table:table-cell table:style-name="ce65" office:value-type="string" calcext:value-type="string">
            <text:p>Opłata za posiłki</text:p>
          </table:table-cell>
          <table:table-cell table:style-name="ce65" office:value-type="string" calcext:value-type="string">
            <text:p>Opłata za noclegi</text:p>
          </table:table-cell>
          <table:table-cell table:style-name="ce65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9" office:value-type="string" calcext:value-type="string">
            <text:p>Kącki</text:p>
          </table:table-cell>
          <table:table-cell table:style-name="ce66" office:value-type="date" office:date-value="1996-06-02" calcext:value-type="date">
            <text:p>96.02.06</text:p>
          </table:table-cell>
          <table:table-cell table:style-name="ce66" office:value-type="date" office:date-value="1996-06-12" calcext:value-type="date">
            <text:p>96.12.06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78"/>
          <table:table-cell table:number-columns-repeated="1014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Siewierski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6-09" calcext:value-type="date">
            <text:p>96.09.0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Lucek</text:p>
          </table:table-cell>
          <table:table-cell table:style-name="ce67" office:value-type="date" office:date-value="1996-06-11" calcext:value-type="date">
            <text:p>96.11.06</text:p>
          </table:table-cell>
          <table:table-cell table:style-name="ce67" office:value-type="date" office:date-value="1996-06-24" calcext:value-type="date">
            <text:p>96.24.0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Ambroziak</text:p>
          </table:table-cell>
          <table:table-cell table:style-name="ce67" office:value-type="date" office:date-value="1996-06-10" calcext:value-type="date">
            <text:p>96.10.06</text:p>
          </table:table-cell>
          <table:table-cell table:style-name="ce67" office:value-type="date" office:date-value="1996-06-20" calcext:value-type="date">
            <text:p>96.2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60" office:value-type="string" calcext:value-type="string">
            <text:p>Kukliński</text:p>
          </table:table-cell>
          <table:table-cell table:style-name="ce67" office:value-type="date" office:date-value="1996-06-23" calcext:value-type="date">
            <text:p>96.23.06</text:p>
          </table:table-cell>
          <table:table-cell table:style-name="ce67" office:value-type="date" office:date-value="1996-07-06" calcext:value-type="date">
            <text:p>96.06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60" office:value-type="string" calcext:value-type="string">
            <text:p>Matejko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7-11" calcext:value-type="date">
            <text:p>96.11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60" office:value-type="string" calcext:value-type="string">
            <text:p>Mucha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60" office:value-type="string" calcext:value-type="string">
            <text:p>Janosik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6-30" calcext:value-type="date">
            <text:p>96.3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0" office:value-type="string" calcext:value-type="string">
            <text:p>Kuchtow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67" office:value-type="date" office:date-value="1996-07-29" calcext:value-type="date">
            <text:p>96.29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61" office:value-type="string" calcext:value-type="string">
            <text:p>Kinga</text:p>
          </table:table-cell>
          <table:table-cell table:style-name="ce68" office:value-type="date" office:date-value="2003-02-09" calcext:value-type="date">
            <text:p>03.09.02</text:p>
          </table:table-cell>
          <table:table-cell table:style-name="ce68" table:formula="of:=[.C13]+28" office:value-type="date" office:date-value="2003-03-09" calcext:value-type="date">
            <text:p>03.09.0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5" office:value-type="string" calcext:value-type="string" table:number-columns-spanned="2" table:number-rows-spanned="1">
            <text:p>Średnio</text:p>
          </table:table-cell>
          <table:covered-table-cell table:style-name="ce55"/>
          <table:table-cell table:style-name="ce69" table:number-columns-repeated="5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2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>
            <text:p>Cena zestawu posiłków dla 1 osoby na 1 dzień</text:p>
          </table:table-cell>
          <table:table-cell table:style-name="ce70" table:number-columns-repeated="4"/>
          <table:table-cell table:style-name="ce7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Opłata za nocleg 1 osoby</text:p>
          </table:table-cell>
          <table:table-cell table:style-name="ce71" table:number-columns-repeated="4"/>
          <table:table-cell table:style-name="ce7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0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Stanowisko</text:p>
          </table:table-cell>
          <table:table-cell table:style-name="ce88" office:value-type="string" calcext:value-type="string">
            <text:p>Zasadnicza</text:p>
          </table:table-cell>
          <table:table-cell table:style-name="ce88" office:value-type="string" calcext:value-type="string">
            <text:p>Premia</text:p>
          </table:table-cell>
          <table:table-cell table:style-name="ce88" office:value-type="string" calcext:value-type="string">
            <text:p>Funkcyjny</text:p>
          </table:table-cell>
          <table:table-cell table:style-name="ce88" office:value-type="string" calcext:value-type="string">
            <text:p>Brutto</text:p>
          </table:table-cell>
          <table:table-cell table:style-name="ce88" office:value-type="string" calcext:value-type="string">
            <text:p>Podatek</text:p>
          </table:table-cell>
          <table:table-cell table:style-name="ce88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45" calcext:value-type="float">
            <text:p>345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K</text:p>
          </table:table-cell>
          <table:table-cell table:style-name="ce92" office:value-type="float" office:value="410" calcext:value-type="float">
            <text:p>41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3" office:value-type="string" calcext:value-type="string">
            <text:p>Reguły płacowe w pewnej firmie były zdecydowanie skomplikowane...</text:p>
          </table:table-cell>
          <table:table-cell table:style-name="ce93" table:number-columns-repeated="6"/>
          <table:table-cell/>
          <table:table-cell table:style-name="ce103" office:value-type="string" calcext:value-type="string">
            <text:p>z=</text:p>
          </table:table-cell>
          <table:table-cell table:style-name="ce106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Jeżeli pracownik zarobił w ciągu roku mniej niż z złotych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n=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i miał mniej niż n nieobecności</text:p>
          </table:table-cell>
          <table:table-cell table:style-name="ce93" table:number-columns-repeated="4"/>
          <table:table-cell/>
          <table:table-cell table:style-name="ce104" office:value-type="string" calcext:value-type="string">
            <text:p>r=</text:p>
          </table:table-cell>
          <table:table-cell table:style-name="ce107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lub pracował dłużej niż od roku r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p1=</text:p>
          </table:table-cell>
          <table:table-cell table:style-name="ce108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to dostawał premię w wysokości p1% rocznej płacy</text:p>
          </table:table-cell>
          <table:table-cell table:style-name="ce93" table:number-columns-repeated="4"/>
          <table:table-cell/>
          <table:table-cell table:style-name="ce105" office:value-type="string" calcext:value-type="string">
            <text:p>p2=</text:p>
          </table:table-cell>
          <table:table-cell table:style-name="ce109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W innych sytuacjach premia wynosiła tylko p2%!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3" office:value-type="string" calcext:value-type="string">
            <text:p>Wyznacz premię i pełne roczne uposażenie następujących pracowników:</text:p>
          </table:table-cell>
          <table:table-cell table:style-name="ce93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4" office:value-type="string" calcext:value-type="string">
            <text:p>Kto</text:p>
          </table:table-cell>
          <table:table-cell table:style-name="ce97" office:value-type="string" calcext:value-type="string">
            <text:p>Co</text:p>
          </table:table-cell>
          <table:table-cell table:style-name="ce97" office:value-type="string" calcext:value-type="string">
            <text:p>Ile</text:p>
          </table:table-cell>
          <table:table-cell table:style-name="ce97" office:value-type="string" calcext:value-type="string">
            <text:p>Nieob</text:p>
          </table:table-cell>
          <table:table-cell table:style-name="ce97" office:value-type="string" calcext:value-type="string">
            <text:p>Od</text:p>
          </table:table-cell>
          <table:table-cell table:style-name="ce97" office:value-type="string" calcext:value-type="string">
            <text:p>Premia</text:p>
          </table:table-cell>
          <table:table-cell table:style-name="ce100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Prac 1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989" calcext:value-type="float">
            <text:p>198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2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7000" calcext:value-type="float">
            <text:p>17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3</text:p>
          </table:table-cell>
          <table:table-cell table:style-name="ce98" office:value-type="string" calcext:value-type="string">
            <text:p>Tech.</text:p>
          </table:table-cell>
          <table:table-cell table:style-name="ce98" office:value-type="float" office:value="18000" calcext:value-type="float">
            <text:p>18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4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5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6</text:p>
          </table:table-cell>
          <table:table-cell table:style-name="ce98" office:value-type="string" calcext:value-type="string">
            <text:p>Fiz.</text:p>
          </table:table-cell>
          <table:table-cell table:style-name="ce98" office:value-type="float" office:value="31000" calcext:value-type="float">
            <text:p>31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9" calcext:value-type="float">
            <text:p>199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7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8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8000" calcext:value-type="float">
            <text:p>38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9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0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44000" calcext:value-type="float">
            <text:p>4400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1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7000" calcext:value-type="float">
            <text:p>2700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990" calcext:value-type="float">
            <text:p>1990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2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3000" calcext:value-type="float">
            <text:p>33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2" calcext:value-type="float">
            <text:p>1992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3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11000" calcext:value-type="float">
            <text:p>11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4" calcext:value-type="float">
            <text:p>1994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4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6" calcext:value-type="float">
            <text:p>1996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5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8" calcext:value-type="float">
            <text:p>1998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9">
          <table:table-cell table:style-name="ce96" office:value-type="string" calcext:value-type="string">
            <text:p>Prac 16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500" calcext:value-type="float">
            <text:p>215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4:42.818456196</dc:date>
    <meta:editing-cycles>3</meta:editing-cycles>
    <meta:editing-duration>PT15M14S</meta:editing-duration>
    <meta:document-statistic meta:table-count="6" meta:cell-count="569" meta:object-count="1"/>
    <meta:generator>LibreOffice/5.4.2.2.0$Linux_X86_64 LibreOffice_project/40m0$Build-2</meta:generator>
  </office:meta>
</office:document-meta>
</file>